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top="0cm" fo:margin-bottom="0.499cm"/>
    </style:style>
    <style:style style:name="P18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>
      <style:text-properties style:font-name="Liberation Sans" fo:font-size="12pt" style:font-size-asian="12pt" style:font-size-complex="12pt"/>
    </style:style>
    <style:style style:name="P193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4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7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215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16" style:family="paragraph" style:parent-style-name="Standard">
      <style:text-properties style:font-name="Liberation Sans" fo:font-size="12pt" style:font-name-asian="Liberation Sans2" style:font-size-asian="12pt" style:font-name-complex="Liberation Sans2" style:font-size-complex="12pt"/>
    </style:style>
    <style:style style:name="P21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8" style:family="paragraph" style:parent-style-name="Standard" style:list-style-name="L8">
      <style:text-properties fo:language="en" fo:country="US" style:text-underline-style="none"/>
    </style:style>
    <style:style style:name="P239" style:family="paragraph" style:parent-style-name="Standard" style:list-style-name="L10"/>
    <style:style style:name="P240" style:family="paragraph" style:parent-style-name="Standard" style:list-style-name="L38">
      <style:text-properties fo:font-size="12pt" style:font-size-asian="12pt" style:font-size-complex="12pt"/>
    </style:style>
    <style:style style:name="P241" style:family="paragraph" style:parent-style-name="Standard" style:list-style-name="L59">
      <style:text-properties fo:font-size="12pt" style:font-size-asian="12pt" style:font-size-complex="12pt"/>
    </style:style>
    <style:style style:name="P242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61">
      <style:text-properties fo:font-size="12pt" style:text-underline-style="solid" style:text-underline-width="auto" style:text-underline-color="font-color" style:font-size-asian="12pt" style:font-size-complex="12pt"/>
    </style:style>
    <style:style style:name="P245" style:family="paragraph" style:parent-style-name="Standard" style:list-style-name="L51"/>
    <style:style style:name="P24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7" style:family="paragraph" style:parent-style-name="Standard"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P248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249" style:family="paragraph" style:parent-style-name="Standard" style:list-style-name="L54"/>
    <style:style style:name="P25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4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72" style:family="paragraph" style:parent-style-name="Table_20_Contents" style:list-style-name="L36">
      <style:paragraph-properties fo:text-align="justify" style:justify-single-word="false"/>
    </style:style>
    <style:style style:name="P273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4" style:family="paragraph" style:parent-style-name="Table_20_Contents" style:list-style-name="L58"/>
    <style:style style:name="P275" style:family="paragraph" style:parent-style-name="Table_20_Contents" style:list-style-name="L58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8" style:family="text">
      <style:text-properties style:font-name-asian="Liberation Sans2" style:font-name-complex="Liberation Sans2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Sans1"/>
    </style:style>
    <style:style style:name="T35" style:family="text">
      <style:text-properties style:font-name="Liberation Sans2" style:font-name-asian="Liberation Sans2" style:font-name-complex="Liberation Sans2"/>
    </style:style>
    <style:style style:name="T36" style:family="text">
      <style:text-properties fo:color="#ff00ff"/>
    </style:style>
    <style:style style:name="T37" style:family="text">
      <style:text-properties style:font-name-asian="Liberation Sans2" style:font-name-complex="Liberation Sans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1256588365" text:style-name="L1">
        <text:list-item>
          <text:p text:style-name="P188">установить Ruby для Windows, запускать через виндозный cmd</text:p>
          <text:p text:style-name="P188">&gt;&gt;&gt; показать Start/Run/cmd</text:p>
        </text:list-item>
        <text:list-item>
          <text:p text:style-name="P188">установить cygwin и получить линукс под виндой</text:p>
        </text:list-item>
        <text:list-item>
          <text:p text:style-name="P18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46639739" text:style-name="L2">
        <text:list-item>
          <text:p text:style-name="P189">установка</text:p>
        </text:list-item>
        <text:list-item>
          <text:p text:style-name="P189">удаление</text:p>
        </text:list-item>
        <text:list-item>
          <text:p text:style-name="P189">обновление</text:p>
        </text:list-item>
        <text:list-item>
          <text:p text:style-name="P18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052356785" text:style-name="L3">
        <text:list-item>
          <text:p text:style-name="P190">имеющий подсветку синтаксиса для данного языка</text:p>
        </text:list-item>
        <text:list-item>
          <text:p text:style-name="P190">позволяющий задавать <text:span text:style-name="T1">формат конца строки</text:span>.</text:p>
        </text:list-item>
      </text:list>
      <text:p text:style-name="P8"/>
      <text:list xml:id="list391747903" text:style-name="L4">
        <text:list-item>
          <text:p text:style-name="P191">emacs (swiss army knife)</text:p>
        </text:list-item>
        <text:list-item>
          <text:p text:style-name="P191">sublime text (есть подсказки по языковым конструкциям!)</text:p>
        </text:list-item>
        <text:list-item>
          <text:p text:style-name="P191">Edit Plus</text:p>
        </text:list-item>
        <text:list-item>
          <text:p text:style-name="P19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743502813" text:style-name="L5">
        <text:list-header>
          <text:p text:style-name="P250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312758129" text:style-name="L6">
        <text:list-header>
          <text:p text:style-name="P251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676674807" text:style-name="L7">
        <text:list-item>
          <text:p text:style-name="P217">консольные утилиты </text:p>
        </text:list-item>
      </text:list>
      <text:list xml:id="list685099310" text:style-name="L8">
        <text:list-item>
          <text:p text:style-name="P238"><text:span text:style-name="T11">gui (tk) –</text:span><text:span text:style-name="T11"> Oh, no!</text:span></text:p>
        </text:list-item>
        <text:list-item>
          <text:p text:style-name="P218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11">irb – интерактивный руби </text:span><text:span text:style-name="T11">(REPL - read, evaluate, print, loop)</text:span></text:p>
      <text:p text:style-name="P27"/>
      <text:p text:style-name="P42"><text:span text:style-name="T11">&gt;&gt;&gt; Демонстрация, </text:span><text:span text:style-name="T11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11">Полезные </text:span><text:span text:style-name="T11">утилиты – ri</text:span></text:p>
      <text:p text:style-name="P35"/>
      <text:p text:style-name="P42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10">&gt;&gt;&gt; <text:span text:style-name="T15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5">Имена </text:span><text:span text:style-name="T15">переменных и констант состоят из:</text:span></text:p>
      <text:list xml:id="list178168242" text:style-name="L9">
        <text:list-item>
          <text:p text:style-name="P219">буквы</text:p>
        </text:list-item>
        <text:list-item>
          <text:p text:style-name="P219">цифры (не может быть первой)</text:p>
        </text:list-item>
        <text:list-item>
          <text:p text:style-name="P219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4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1495665627" text:style-name="L10">
        <text:list-item>
          <text:p text:style-name="P220">что такое irb и ri?</text:p>
        </text:list-item>
        <text:list-item>
          <text:p text:style-name="P220">в hello.upcase, как называется часть upcase (ответ: метод)</text:p>
        </text:list-item>
        <text:list-item>
          <text:p text:style-name="P220">какая разница между # и . перед названием метода при обращении в ri: например String#upcase и String.new</text:p>
        </text:list-item>
        <text:list-item>
          <text:p text:style-name="P220">Чем отличаются переменные от констант</text:p>
        </text:list-item>
        <text:list-item>
          <text:p text:style-name="P220">Как именуются переменные, каким регулярным выражением вы бы это описали. Ответ: [_a-z][A-Za-z_0-9]</text:p>
        </text:list-item>
        <text:list-item>
          <text:p text:style-name="P239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9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242686118" text:style-name="L11">
        <text:list-item>
          <text:p text:style-name="P221">допустимые значения и свойства</text:p>
        </text:list-item>
        <text:list-item>
          <text:p text:style-name="P221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590920688" text:style-name="L12">
        <text:list-item>
          <text:p text:style-name="P222">численные: Integer, Float, Fixnum (&lt;Integer), Bignum (&lt;Integer), Numeric</text:p>
        </text:list-item>
        <text:list-item>
          <text:p text:style-name="P222">строковые String</text:p>
        </text:list-item>
        <text:list-item>
          <text:p text:style-name="P222">логические (булевские = boolean): FalseClass, TrueClass</text:p>
        </text:list-item>
        <text:list-item>
          <text:p text:style-name="P227">File, IO, Symbol</text:p>
        </text:list-item>
        <text:list-item>
          <text:p text:style-name="P227">Array</text:p>
        </text:list-item>
        <text:list-item>
          <text:p text:style-name="P227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990501810" text:style-name="L13">
        <text:list-item>
          <text:p text:style-name="P223">Dictionary, PartOfSpeechDictionary</text:p>
        </text:list-item>
        <text:list-item>
          <text:p text:style-name="P223">Sentence</text:p>
        </text:list-item>
        <text:list-item>
          <text:p text:style-name="P223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234121900" text:style-name="L14">
        <text:list-item>
          <text:p text:style-name="P224">динамическая типизация (shell, awk, ruby, python,...) /dynamically typed language/</text:p>
        </text:list-item>
        <text:list-item>
          <text:p text:style-name="P224">статическая типизация (С, Java)</text:p>
        </text:list-item>
      </text:list>
      <text:p text:style-name="P24"/>
      <text:p text:style-name="P24">При статической типизации</text:p>
      <text:list xml:id="list1841896211" text:style-name="L15">
        <text:list-item>
          <text:p text:style-name="P225">тип переменной задается сразу</text:p>
          <text:p text:style-name="P258">пример в C: int a = 20</text:p>
        </text:list-item>
        <text:list-item>
          <text:p text:style-name="P225">тип переменной нельзя изменить в процессе работы</text:p>
        </text:list-item>
      </text:list>
      <text:p text:style-name="P138">пример: a = “now this is a string” </text:p>
      <text:list xml:id="list1654249832" text:continue-numbering="true" text:style-name="L15">
        <text:list-header>
          <text:p text:style-name="P257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252038787" text:style-name="L16">
        <text:list-item>
          <text:list>
            <text:list-item>
              <text:p text:style-name="P226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22">expression-that-is-</text:span><text:span text:style-name="T20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540788899" text:style-name="L17">
        <text:list-item>
          <text:p text:style-name="P228">На что влияет тип данных?</text:p>
        </text:list-item>
        <text:list-item>
          <text:p text:style-name="P228">Как Руби знает, к какому типу относится тот или иной программный объект?</text:p>
        </text:list-item>
      </text:list>
      <text:list xml:id="list841119842" text:style-name="L18">
        <text:list-item>
          <text:p text:style-name="P259">В двойных/одинарных кавычках это … ? – String</text:p>
        </text:list-item>
        <text:list-item>
          <text:p text:style-name="P259">В квадратных скобках это … ? – Array</text:p>
        </text:list-item>
        <text:list-item>
          <text:p text:style-name="P259">В фигурный скобках это ... ? -- Hash</text:p>
        </text:list-item>
        <text:list-item>
          <text:p text:style-name="P259">Как задать диапазон? – .. или ...</text:p>
        </text:list-item>
      </text:list>
      <text:list xml:id="list1399021976" text:continue-list="list540788899" text:style-name="L17">
        <text:list-item>
          <text:p text:style-name="P228">Можно ли изменить тип переменной в программе?</text:p>
        </text:list-item>
        <text:list-item>
          <text:p text:style-name="P228">Назовите некоторые методы, которые преобразуют объект к другому типу? – (to_s, to_i, to_f, to_a)</text:p>
        </text:list-item>
        <text:list-item>
          <text:p text:style-name="P22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8">Что такое интерполяция и где ее использовать?</text:p>
        </text:list-item>
        <text:list-item>
          <text:p text:style-name="P228">Почему оператор условия if называется оператором ветвления?</text:p>
        </text:list-item>
        <text:list-item>
          <text:p text:style-name="P228">Сколько веток и какие могут быть в if?</text:p>
        </text:list-item>
        <text:list-item>
          <text:p text:style-name="P228">Имеет ли значение порядок ветвей в if?</text:p>
        </text:list-item>
        <text:list-item>
          <text:p text:style-name="P228">Назовите операторы сравнения: </text:p>
        </text:list-item>
      </text:list>
      <text:list xml:id="list537113034" text:style-name="L19">
        <text:list-item>
          <text:p text:style-name="P260">ответ: &lt; &gt; == !=</text:p>
        </text:list-item>
      </text:list>
      <text:list xml:id="list182166407" text:continue-list="list1399021976" text:style-name="L17">
        <text:list-item>
          <text:p text:style-name="P22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8">Почему то, что возвращает оператор =~ , можно использовать в условии?</text:p>
        </text:list-item>
        <text:list-item>
          <text:p text:style-name="P228">Что у руби является true и что false?</text:p>
        </text:list-item>
        <text:list-item>
          <text:p text:style-name="P228">Зачем нужны циклы?</text:p>
        </text:list-item>
        <text:list-item>
          <text:p text:style-name="P228">При каком условии выполняется тело цикла while? Сколько раз он выполняется?</text:p>
        </text:list-item>
        <text:list-item>
          <text:p text:style-name="P228">Когда заканчивается цикл while?</text:p>
        </text:list-item>
        <text:list-item>
          <text:p text:style-name="P228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70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5">NP</text:span>)</text:p>
          </table:table-cell>
          <table:table-cell table:style-name="Table3.C2" office:value-type="string">
            <text:p text:style-name="P141">False (<text:span text:style-name="T25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3">NP</text:span>)</text:p>
          </table:table-cell>
          <table:table-cell table:style-name="Table3.C2" office:value-type="string">
            <text:p text:style-name="P140">tp: <text:span text:style-name="T23">NP</text:span> = <text:span text:style-name="T25">NP</text:span></text:p>
          </table:table-cell>
          <table:table-cell table:style-name="Table3.C2" office:value-type="string">
            <text:p text:style-name="P140">fp: <text:span text:style-name="T23">NP</text:span> != <text:span text:style-name="T25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3">non-NP</text:span>)</text:p>
          </table:table-cell>
          <table:table-cell table:style-name="Table3.C2" office:value-type="string">
            <text:p text:style-name="P140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40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266505741" text:style-name="L20">
        <text:list-item>
          <text:p text:style-name="P229">lesson.06.tar.bz2</text:p>
        </text:list-item>
        <text:list-item>
          <text:p text:style-name="P229"/>
        </text:list-item>
        <text:list-item>
          <text:p text:style-name="P229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1297583097" text:style-name="L21">
        <text:list-item>
          <text:p text:style-name="P235">lesson.07.tar.bz2</text:p>
        </text:list-item>
        <text:list-item>
          <text:p text:style-name="P237">dictester.all.tar.bz2 (дапм всего DicTester --all)</text:p>
        </text:list-item>
        <text:list-item>
          <text:p text:style-name="P237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462251172" text:style-name="L22">
        <text:list-item>
          <text:p text:style-name="P230">правильное VBD заканчиватся на ED: confuse -&gt; confused</text:p>
        </text:list-item>
        <text:list-item>
          <text:p text:style-name="P230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486058113" text:style-name="L23">
        <text:list-item>
          <text:p text:style-name="P231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1">p.55 и lesson.14 в старом курсе, можно взять без изменений</text:p>
      <text:p text:style-name="P171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21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8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80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683876808" text:style-name="L24">
        <text:list-item>
          <text:p text:style-name="P232">lesson.08.tar.bz2</text:p>
        </text:list-item>
        <text:list-item>
          <text:p text:style-name="P232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808565313" text:style-name="L25">
        <text:list-item>
          <text:p text:style-name="P236">Что есть массив и в чем его отличие от просто переменной?</text:p>
        </text:list-item>
        <text:list-item>
          <text:p text:style-name="P236">Как объявить массив? Зачем объявлять массив?</text:p>
        </text:list-item>
        <text:list-item>
          <text:p text:style-name="P236">Как создать массив? Как создать массив строк?</text:p>
        </text:list-item>
        <text:list-item>
          <text:p text:style-name="P23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6">Как получить содержимое какой-то ячейки массива? И как положить значение в ячейку?</text:p>
        </text:list-item>
        <text:list-item>
          <text:p text:style-name="P236">Можно ли получать или назначать значения сразу нескольким элементам массива?</text:p>
        </text:list-item>
        <text:list-item>
          <text:p text:style-name="P23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6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148321051" text:style-name="L26">
        <text:list-item>
          <text:p text:style-name="P233">lesson.09.tar.bz2</text:p>
        </text:list-item>
        <text:list-item>
          <text:p text:style-name="P233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557303382" text:style-name="L27">
        <text:list-item>
          <text:p text:style-name="P234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9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907331167" text:style-name="L28">
        <text:list-item>
          <text:p text:style-name="P193">метод Kernel#load</text:p>
        </text:list-item>
        <text:list-item>
          <text:p text:style-name="P193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22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219943178" text:style-name="L29">
        <text:list-item>
          <text:p text:style-name="P263">lesson.10.tar.bz2</text:p>
        </text:list-item>
      </text:list>
      <text:p text:style-name="P144"/>
      <text:p text:style-name="P147">Вопросы</text:p>
      <text:p text:style-name="P147"/>
      <text:list xml:id="list775297591" text:style-name="L30">
        <text:list-item>
          <text:p text:style-name="P266">Сколько времени ушло на ДЗ на этой неделе?</text:p>
        </text:list-item>
        <text:list-item>
          <text:p text:style-name="P266">Просмотрели ли презентацию до конца и есть ли вопросы? Что стоит рассмотреть сейчас?</text:p>
        </text:list-item>
        <text:list-item>
          <text:p text:style-name="P266">Что общего в методах, имена которых оканчиваются на знак вопроса?</text:p>
        </text:list-item>
        <text:list-item>
          <text:p text:style-name="P266">О чем говорит знак ! в имени метода?</text:p>
        </text:list-item>
        <text:list-item>
          <text:p text:style-name="P266">Все ли методы, оканчивающиеся на ! изменяют объект, к которому применяются?</text:p>
        </text:list-item>
        <text:list-item>
          <text:p text:style-name="P266">Назовите какие-нибудь методы объектов класса Array? И что они делают?</text:p>
        </text:list-item>
        <text:list-item>
          <text:p text:style-name="P266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620337298" text:style-name="L31">
        <text:list-item>
          <text:p text:style-name="P267">lengths.with_cp1252 - <text:s/>длины вычислены неправильно</text:p>
        </text:list-item>
        <text:list-item>
          <text:p text:style-name="P26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298824764" text:style-name="L32">
        <text:list-item>
          <text:p text:style-name="P269">Как определить каждое 10е предложение в тексте?</text:p>
        </text:list-item>
        <text:list-item>
          <text:p text:style-name="P269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44230552" text:style-name="L33">
        <text:list-item>
          <text:p text:style-name="P264">глобальная переменная @nth</text:p>
        </text:list-item>
        <text:list-item>
          <text:p text:style-name="P264">внешняя библиотека optparse</text:p>
        </text:list-item>
        <text:list-item>
          <text:p text:style-name="P264">опция --help</text:p>
        </text:list-item>
        <text:list-item>
          <text:p text:style-name="P264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4"/>
      <text:list xml:id="list1642470952" text:style-name="L34">
        <text:list-item>
          <text:p text:style-name="P261">map <text:s text:c="5"/><text:span text:style-name="T31">map!</text:span></text:p>
        </text:list-item>
        <text:list-item>
          <text:p text:style-name="P261">collect <text:s text:c="2"/><text:span text:style-name="T31">collect!</text:span></text:p>
        </text:list-item>
      </text:list>
      <text:p text:style-name="P17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2"/>
      <text:p text:style-name="P173"/>
      <text:p text:style-name="P176">Задания на Array#map</text:p>
      <text:p text:style-name="P176"/>
      <text:p text:style-name="P17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7"/>
      <text:p text:style-name="P178"><text:tab/>не используя String#gsub на всем предложении</text:p>
      <text:p text:style-name="P173"><text:tab/>можно использовать String#match, Array#index, Array#split, String#gsub</text:p>
      <text:p text:style-name="P173"/>
      <text:p text:style-name="P173"><text:tab/>Что есть в тексте есть фразы as_ well_RB ?</text:p>
      <text:p text:style-name="P173"/>
      <text:p text:style-name="P173">ответ: lesson.10/untag.rb</text:p>
      <text:p text:style-name="P173"/>
      <text:p text:style-name="P173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488276083" text:continue-list="list1219943178" text:style-name="L29">
        <text:list-item>
          <text:p text:style-name="P263">lesson.11.tar.bz2</text:p>
        </text:list-item>
      </text:list>
      <text:p text:style-name="P144"/>
      <text:p text:style-name="P147">Вопросы</text:p>
      <text:p text:style-name="P147"/>
      <text:list xml:id="list660349536" text:style-name="L35">
        <text:list-item>
          <text:p text:style-name="P268">Сколько времени ушло на ДЗ на этой неделе?</text:p>
        </text:list-item>
        <text:list-item>
          <text:p text:style-name="P268">Для чего предназначен Array#map?</text:p>
        </text:list-item>
        <text:list-item>
          <text:p text:style-name="P268">Есть ли парный опасный метод Array#map! ?</text:p>
        </text:list-item>
        <text:list-item>
          <text:p text:style-name="P268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8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9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7"/>
      <text:p text:style-name="P159"><text:span text:style-name="T29"><text:s/>temperatures</text:span><text:span text:style-name="T29">.find {|el| el &gt; 0} <text:s/>#=&gt; 1.2</text:span></text:p>
      <text:p text:style-name="P158"/>
      <text:p text:style-name="P158">см. selecting/first_warm_month_temp.rb</text:p>
      <text:p text:style-name="P167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9"><text:s/></text:span><text:span text:style-name="T29">temp</text:span><text:span text:style-name="T29">eratures</text:span><text:span text:style-name="T29">.select {|temp| temp &gt; 0} </text:span></text:p>
      <text:p text:style-name="P158"><text:s/>#=&gt; [1.2, 10.6, 16.0, 12.1, 4.9]</text:p>
      <text:p text:style-name="P159"><text:span text:style-name="T29">то есть, </text:span><text:span text:style-name="T2">массив</text:span><text:span text:style-name="T29"> всех подходящих значений</text:span></text:p>
      <text:p text:style-name="P158"><text:soft-page-break/></text:p>
      <text:p text:style-name="P158">см. также Array#grep</text:p>
      <text:p text:style-name="P165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1255067896" text:continue-list="list488276083" text:style-name="L29">
        <text:list-item>
          <text:p text:style-name="P263">lesson.12.tar.bz2</text:p>
        </text:list-item>
      </text:list>
      <text:p text:style-name="P144"/>
      <text:p text:style-name="P148">Вопросы</text:p>
      <text:list xml:id="list757510234" text:style-name="L36">
        <text:list-header>
          <text:p text:style-name="P270"/>
        </text:list-header>
        <text:list-item>
          <text:p text:style-name="P272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5">Метод sort оперирует двумя аргументами (они в |a,b|). Что это за аргументы?</text:p>
        </text:list-item>
        <text:list-item>
          <text:p text:style-name="P26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5">Как Array#sort отсортирует массив массивов?</text:p>
        </text:list-item>
        <text:list-item>
          <text:p text:style-name="P265">Чем отличается Array#sort_by от Array#sort ?</text:p>
        </text:list-item>
        <text:list-item>
          <text:p text:style-name="P265">Чем отличаются методы Array#all? и Array#any?</text:p>
        </text:list-item>
        <text:list-item>
          <text:p text:style-name="P273"><text:span text:style-name="T9">Какими способами можно установить, что некоторый элемент присутс</text:span><text:span text:style-name="T9">т</text:span><text:span text:style-name="T9">вует в массиве? – <text:s/>(include?/member? → boolean, Array#index/</text:span><text:span text:style-name="T9">#rindex</text:span><text:span text:style-name="T9"> → position, find → сам элемент)</text:span></text:p>
        </text:list-item>
        <text:list-item>
          <text:p text:style-name="P273"><text:span text:style-name="T9">Какие из этих методом принимают блок и зачем? </text:span><text:span text:style-name="T9">- index/rindex/find. чтобы задавать более сложное условие, а не буквальное равенство.</text:span></text:p>
        </text:list-item>
        <text:list-item>
          <text:p text:style-name="P273"><text:span text:style-name="T9">Правда ли, что метод index есть только у массивов? - нет, он есть и у String (см. </text:span><text:span text:style-name="T9">ri index</text:span><text:span text:style-name="T9">)</text:span></text:p>
        </text:list-item>
        <text:list-item>
          <text:p text:style-name="P265">Почему Array#index/rindex/find можно использовать в условиях? - они возвращают nil, если ничего не найдено</text:p>
        </text:list-item>
        <text:list-item>
          <text:p text:style-name="P273"><text:span text:style-name="T9">Чем отличается Array#find от Array#select</text:span><text:span text:style-name="T9">?</text:span></text:p>
        </text:list-item>
        <text:list-item>
          <text:p text:style-name="P26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925005951" text:style-name="L37">
        <text:list-item>
          <text:p text:style-name="P194">возможность абстрагироваться от деталей реализации</text:p>
        </text:list-item>
        <text:list-item>
          <text:p text:style-name="P194">более читабельный и более легко управляемый код</text:p>
        </text:list-item>
        <text:list-item>
          <text:p text:style-name="P194">возможность повторного использования (code reuse)</text:p>
          <text:p text:style-name="P194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59317565" text:style-name="L38">
        <text:list-item>
          <text:p text:style-name="P240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40"><text:span text:style-name="T7">по </text:span><text:span text:style-name="T7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412386413" text:style-name="L39">
        <text:list-item>
          <text:p text:style-name="P195">lesson.13.tar.bz2</text:p>
        </text:list-item>
      </text:list>
      <text:p text:style-name="P4"/>
      <text:p text:style-name="P14">Вопросы</text:p>
      <text:p text:style-name="P4"/>
      <text:list xml:id="list2072951062" text:style-name="L40">
        <text:list-item>
          <text:p text:style-name="P196">зачем нужны методы?</text:p>
        </text:list-item>
        <text:list-item>
          <text:p text:style-name="P196">что возвращает метод и как он это делает?</text:p>
        </text:list-item>
        <text:list-item>
          <text:p text:style-name="P196">сколько значений может вернуть метод в руби?</text:p>
        </text:list-item>
      </text:list>
      <text:list xml:id="list1624760061" text:style-name="L41">
        <text:list-item>
          <text:p text:style-name="P19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361753570" text:continue-list="list2072951062" text:style-name="L40">
        <text:list-item>
          <text:p text:style-name="P19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6">как взаимодействуют ОДНОИМЕННЫЕ переменные внутри метода с переменными вне этого метода?</text:p>
        </text:list-item>
        <text:list-item>
          <text:p text:style-name="P19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624849401" text:style-name="L42">
        <text:list-item>
          <text:p text:style-name="P198">как задать глобальную переменную (для данного скрипта)? -- $name @name или константа</text:p>
        </text:list-item>
      </text:list>
      <text:list xml:id="list555030073" text:continue-list="list1361753570" text:style-name="L40">
        <text:list-item>
          <text:p text:style-name="P196">можно ли определить метод, который не принимает никаких аргументов?</text:p>
        </text:list-item>
        <text:list-item>
          <text:p text:style-name="P196">как передаются аргументы в метод?</text:p>
        </text:list-item>
      </text:list>
      <text:list xml:id="list486164971" text:style-name="L43">
        <text:list-item>
          <text:p text:style-name="P199">позиционно</text:p>
        </text:list-item>
        <text:list-item>
          <text:p text:style-name="P199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437555092" text:style-name="L44">
        <text:list-item>
          <text:p text:style-name="P200"><text:soft-page-break/>использует Array#max_by (см. также Array#max_by)</text:p>
        </text:list-item>
        <text:list-item>
          <text:p text:style-name="P20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681264522" text:style-name="L45">
        <text:list-item>
          <text:p text:style-name="P201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50354404" text:style-name="L46">
        <text:list-item>
          <text:p text:style-name="P202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659370749" text:style-name="L47">
        <text:list-item>
          <text:p text:style-name="P203">все сжато в одну операцию. так писать нельзя</text:p>
        </text:list-item>
        <text:list-item>
          <text:p text:style-name="P203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191830290" text:style-name="L48">
        <text:list-item>
          <text:p text:style-name="P204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961251115" text:style-name="L49">
        <text:list-item>
          <text:p text:style-name="P205">использует метод title?</text:p>
        </text:list-item>
        <text:list-item>
          <text:p text:style-name="P205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2166260652" text:style-name="L50">
        <text:list-item>
          <text:p text:style-name="P207">метод изменяет сам объект</text:p>
        </text:list-item>
        <text:list-item>
          <text:p text:style-name="P207">метод выполняет какое-то действие, результат которого не важен</text:p>
          <text:p text:style-name="P207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21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1885413568" text:continue-list="list1412386413" text:style-name="L39">
        <text:list-item>
          <text:p text:style-name="P195">lesson.15.tar.bz2</text:p>
        </text:list-item>
      </text:list>
      <text:p text:style-name="P4"/>
      <text:p text:style-name="P14">Вопросы</text:p>
      <text:p text:style-name="P101"/>
      <text:list xml:id="list280629253" text:style-name="L51">
        <text:list-item>
          <text:p text:style-name="P246">какой/ие из методой более универсальны: upto/downto/step?</text:p>
        </text:list-item>
        <text:list-item>
          <text:p text:style-name="P24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6">как сделать методы еще более пригодными для повторного использования?</text:p>
        </text:list-item>
        <text:list-item>
          <text:p text:style-name="P246">как объявить модуль и методы в нем?</text:p>
        </text:list-item>
        <text:list-item>
          <text:p text:style-name="P245"><text:span text:style-name="T27">как использовать модуль? </text:span><text:span text:style-name="T27">– как загрузить модуль</text:span></text:p>
        </text:list-item>
        <text:list-item>
          <text:p text:style-name="P246">когда мы используем require, то что мы указываем, это имя файла или имя модуля?</text:p>
        </text:list-item>
        <text:list-item>
          <text:p text:style-name="P246">одно ли это и то же, использовать в команде require имя файла с расширением и без расширения?</text:p>
        </text:list-item>
        <text:list-item>
          <text:p text:style-name="P246">можно ли указывать в require путь к файлу? Нужно ли?</text:p>
        </text:list-item>
        <text:list-item>
          <text:p text:style-name="P24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21">неупорядоченная </text:span><text:span text:style-name="T21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32">Д</text:span><text:span text:style-name="T32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81127433" text:style-name="L52">
        <text:list-item>
          <text:p text:style-name="P208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450805045" text:style-name="L53">
        <text:list-item>
          <text:p text:style-name="P209">lesson.17.tar.bz2</text:p>
        </text:list-item>
      </text:list>
      <text:list xml:id="list2065426807" text:continue-list="list81127433" text:style-name="L52">
        <text:list-header>
          <text:p text:style-name="P253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8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22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47"><text:tab/><text:span text:style-name="T22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22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3">time -p user=0.24</text:p>
      <text:p text:style-name="P158"/>
      <text:p text:style-name="P158">finding_queries_2</text:p>
      <text:p text:style-name="P18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4">time -p user=2215.42 (36min) (на words.txt)</text:p>
      <text:p text:style-name="P184"/>
      <text:p text:style-name="P105">finding_queries_3</text:p>
      <text:p text:style-name="P185">решение основано на finding_queries_2, но итерирование происходит по массиву слов предложения.</text:p>
      <text:p text:style-name="P185">time -p user=1232.39 (20min) (на words.txt)</text:p>
      <text:p text:style-name="P158"/>
      <text:p text:style-name="P158">finding_queries_4</text:p>
      <text:p text:style-name="P181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82">time -p user=0.97 (1.5sec) (на words.txt)</text:p>
      <text:p text:style-name="P182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2">построение подстрок от заданной позиции, используя string[start, end]</text:p>
      <text:p text:style-name="P182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2">ответ: all_substrings_2</text:p>
      <text:p text:style-name="P158"/>
      <text:p text:style-name="P158">all_substrings_3</text:p>
      <text:p text:style-name="P186">генерация всех подстрок длин 3 из заданного слова, начиная от начала слова.</text:p>
      <text:p text:style-name="P18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736464235" text:style-name="L54">
        <text:list-item>
          <text:p text:style-name="P249"><text:span text:style-name="T4">lesson.1</text:span><text:span text:style-name="T4">9</text:span><text:span text:style-name="T4">.tar.bz2</text:span></text:p>
        </text:list-item>
        <text:list-item>
          <text:p text:style-name="P210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1605062319" text:continue-numbering="true" text:style-name="L54">
        <text:list-item>
          <text:p text:style-name="P249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1734781111" text:style-name="L55">
        <text:list-item>
          <text:p text:style-name="P211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81663579" text:style-name="L56">
        <text:list-item>
          <text:p text:style-name="P212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861321297" text:continue-list="list1605062319" text:style-name="L54">
        <text:list-item>
          <text:p text:style-name="P254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4">ß</text:span> --&gt; SS но не всякое SS -&gt; <text:span text:style-name="T34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3">да</text:p>
          </table:table-cell>
          <table:table-cell table:style-name="Table22.C2" office:value-type="string">
            <text:p text:style-name="P163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4">лучше нет, чем да</text:p>
          </table:table-cell>
          <table:table-cell table:style-name="Table22.C2" office:value-type="string">
            <text:p text:style-name="P164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29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IO.popen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233167139" text:continue-numbering="true" text:style-name="L54">
        <text:list-item>
          <text:p text:style-name="P210">lesson.23.tar.bz2</text:p>
        </text:list-item>
      </text:list>
      <text:p text:style-name="P47"/>
      <text:p text:style-name="P62">Running commands from Ruby script</text:p>
      <text:p text:style-name="P62"/>
      <text:p text:style-name="P52">http://stackoverflow.com/questions/2232/calling-bash-commands-from-ruby</text:p>
      <text:p text:style-name="P52"/>
      <text:p text:style-name="P5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87">Some things to think about when choosing between these mechanisms are:</text:p>
            <text:list xml:id="list114377714" text:style-name="L58">
              <text:list-item>
                <text:p text:style-name="P274">Do you just want stdout or do you need stderr as well? or even separated out? </text:p>
              </text:list-item>
              <text:list-item>
                <text:p text:style-name="P274">How big is your output? Do you want to hold the entire result in memory? </text:p>
              </text:list-item>
              <text:list-item>
                <text:p text:style-name="P274">Do you want to read some of your output while the subprocess is still running? </text:p>
              </text:list-item>
              <text:list-item>
                <text:p text:style-name="P274">Do you need result codes? </text:p>
              </text:list-item>
              <text:list-item>
                <text:p text:style-name="P275">Do you need a ruby object that represents the process and lets you kill it on demand? </text:p>
              </text:list-item>
            </text:list>
            <text:p text:style-name="P18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8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29"><text:tab/>IO</text:span>.<text:span text:style-name="T29">popen</text:span>("date") { <text:span text:style-name="T29">|</text:span><text:span text:style-name="T29">io</text:span><text:span text:style-name="T29">|</text:span> <text:span text:style-name="T29">puts</text:span> <text:span text:style-name="T29">io</text:span>.<text:span text:style-name="T2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9"><text:tab/></text:span><text:span text:style-name="T29">io = </text:span><text:span text:style-name="T29">IO</text:span>.<text:span text:style-name="T2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4">IO.popen</text:p>
          </table:table-cell>
          <table:table-cell table:style-name="Table23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13"/>
      <text:p text:style-name="P2">часть скриптов из lesson.23 была перенесена в lesson.24</text:p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2">По CRF можно сделать</text:p>
      <text:p text:style-name="P62"/>
      <text:p text:style-name="P51">Нужны слайды</text:p>
      <text:p text:style-name="P51"/>
      <text:list xml:id="list854562155" text:style-name="L57">
        <text:list-item>
          <text:p text:style-name="P213">еще раз рассказать, что assign_properties необязателен (изменен слайд 175)</text:p>
        </text:list-item>
        <text:list-item>
          <text:p text:style-name="P213">разбор assign_properties</text:p>
        </text:list-item>
        <text:list-item>
          <text:p text:style-name="P213">разобрать скрипт verticalize</text:p>
        </text:list-item>
        <text:list-item>
          <text:p text:style-name="P213">объяснить: word, *tmp, tag = line.split</text:p>
        </text:list-item>
        <text:list-item>
          <text:p text:style-name="P213">реализовать restore_spaces (slide 178). показать, как его тестировать на исходном train.vert с эталонными тегами.</text:p>
          <text:p text:style-name="P213"/>
        </text:list-item>
      </text:list>
      <text:p text:style-name="P47">моя рабочая директория с пробелизатором:</text:p>
      <text:p text:style-name="P47">/shared/syntagma2/krot/prosaos/prosao1_2013_11_19.crf/bin/work.textspacer</text:p>
      <text:p text:style-name="P47"/>
      <text:p text:style-name="P13">Установка пользовательского окружения</text:p>
      <text:p text:style-name="P2"/>
      <text:p text:style-name="P2">параметр env в ruby 2.0</text:p>
      <text:p text:style-name="P247"><text:span text:style-name="T35"/></text:p>
      <text:p text:style-name="P248"><text:span text:style-name="T35"><text:tab/>IO.popen([</text:span><text:span text:style-name="T36">env</text:span>,] cmd, mode="r" [, opt])</text:p>
      <text:p text:style-name="P2"/>
      <text:p text:style-name="P16"><text:span text:style-name="T28">Команду можно запустить, установив ей окружение, через параметр env, </text:span>который представляет из себя Hash</text:p>
      <text:p text:style-name="P2"/>
      <text:p text:style-name="P216"><text:tab/>env = { 'LDBPATH' =&gt; '/path/to/bin/ldb' }</text:p>
      <text:p text:style-name="P216"><text:tab/>tagger = IO.popen(env, “TextTagger”, “w+”)</text:p>
      <text:p text:style-name="P216"><text:tab/>tagger.puts sentence</text:p>
      <text:p text:style-name="P216"><text:tab/>tagger.flush</text:p>
      <text:p text:style-name="P2"/>
      <text:p text:style-name="P216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<text:soft-page-break/>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4">???</text:p>
          </table:table-cell>
          <table:table-cell table:style-name="Table24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52"/>
      <text:p text:style-name="P62">Странности в String#[]</text:p>
      <text:p text:style-name="P82"/>
      <text:p text:style-name="P47">см. lesson.24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958771616" text:style-name="L59">
        <text:list-item>
          <text:p text:style-name="P241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41"><text:span text:style-name="T7">select в</text:span>о<text:span text:style-name="T7">звращает новый объект</text:span></text:p>
        </text:list-item>
      </text:list>
      <text:p text:style-name="P83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9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6">+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+ b</text:p>
          </table:table-cell>
        </table:table-row>
        <table:table-row>
          <table:table-cell table:style-name="Table12.A2" office:value-type="string">
            <text:p text:style-name="P166">-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- 5 #=&gt; -2</text:p>
          </table:table-cell>
        </table:table-row>
        <table:table-row>
          <table:table-cell table:style-name="Table12.A2" office:value-type="string">
            <text:p text:style-name="P166">/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10 / 8 # =&gt; 1</text:p>
          </table:table-cell>
        </table:table-row>
        <table:table-row>
          <table:table-cell table:style-name="Table12.A2" office:value-type="string">
            <text:p text:style-name="P166">*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2 * 5 * b #=&gt; 20</text:p>
          </table:table-cell>
        </table:table-row>
        <table:table-row>
          <table:table-cell table:style-name="Table12.A2" office:value-type="string">
            <text:p text:style-name="P166">%</text:p>
          </table:table-cell>
          <table:table-cell table:style-name="Table12.A2" office:value-type="string">
            <text:p text:style-name="P166">остаток от деления (remainder; modulo)</text:p>
          </table:table-cell>
          <table:table-cell table:style-name="Table12.C2" office:value-type="string">
            <text:p text:style-name="P166">10 % 3 #=&gt; 1</text:p>
          </table:table-cell>
        </table:table-row>
        <table:table-row table:style-name="Table12.7">
          <table:table-cell table:style-name="Table12.A2" office:value-type="string">
            <text:p text:style-name="P166">**</text:p>
          </table:table-cell>
          <table:table-cell table:style-name="Table12.A2" office:value-type="string">
            <text:p text:style-name="P166">экспоненциация (возведение в степень)</text:p>
          </table:table-cell>
          <table:table-cell table:style-name="Table12.C2" office:value-type="string">
            <text:p text:style-name="P166">b**8 #=&gt; 256</text:p>
          </table:table-cell>
        </table:table-row>
        <table:table-row table:style-name="Table12.7">
          <table:table-cell table:style-name="Table12.A2" office:value-type="string">
            <text:p text:style-name="P166"/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/>
          </table:table-cell>
        </table:table-row>
      </table:table>
      <text:p text:style-name="P92"/>
      <text:list xml:id="list2044282203" text:style-name="L60">
        <text:list-item>
          <text:p text:style-name="P242">унарная оператор – оператор, принимающий один аргумент (операнд)</text:p>
        </text:list-item>
        <text:list-item>
          <text:p text:style-name="P242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6">-</text:p>
          </table:table-cell>
          <table:table-cell table:style-name="Table13.A1" office:value-type="string">
            <text:p text:style-name="P166">унарный минус</text:p>
          </table:table-cell>
          <table:table-cell table:style-name="Table13.C1" office:value-type="string">
            <text:p text:style-name="P166">-5 <text:s/>-a</text:p>
          </table:table-cell>
        </table:table-row>
        <table:table-row>
          <table:table-cell table:style-name="Table13.A2" office:value-type="string">
            <text:p text:style-name="P166">+</text:p>
          </table:table-cell>
          <table:table-cell table:style-name="Table13.A2" office:value-type="string">
            <text:p text:style-name="P166">унарный плюс</text:p>
          </table:table-cell>
          <table:table-cell table:style-name="Table13.C2" office:value-type="string">
            <text:p text:style-name="P166">+</text:p>
          </table:table-cell>
        </table:table-row>
      </table:table>
      <text:p text:style-name="P92"/>
      <text:p text:style-name="P92">есть битовые операции</text:p>
      <text:list xml:id="list859452175" text:style-name="L61">
        <text:list-item>
          <text:p text:style-name="P243">двоичное смещение вправо: 10 &gt;&gt; 1 #=&gt; 5 равноценно делению на 2</text:p>
        </text:list-item>
        <text:list-item>
          <text:p text:style-name="P243">двоичное смещение влево: 10 &lt;&lt; 2 #= &gt; 40 равноценно умножению на 4</text:p>
          <text:p text:style-name="P244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4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9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12">!!! задание: попробовать в irb. Измениться ли значение переменной a ?</text:span></text:span></text:p>
      <text:p text:style-name="P94"><text:span text:style-name="Source_20_Text"><text:span text:style-name="T12"/></text:span></text:p>
      <text:p text:style-name="P135"><text:span text:style-name="Source_20_Text"><text:span text:style-name="T12">a ||= 2</text:span></text:span></text:p>
      <text:p text:style-name="P126"><text:span text:style-name="Source_20_Text"><text:span text:style-name="T8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31T16:19:48</dc:date>
    <meta:editing-duration>P7DT10H11M24S</meta:editing-duration>
    <meta:editing-cycles>1199</meta:editing-cycles>
    <dc:creator>Nikolai Krot</dc:creator>
    <meta:document-statistic meta:table-count="40" meta:image-count="0" meta:object-count="0" meta:page-count="100" meta:paragraph-count="2757" meta:word-count="15107" meta:character-count="97974" meta:non-whitespace-character-count="89317"/>
  </office:meta>
</office:document-meta>
</file>